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76cm"/>
    </style:style>
    <style:style style:name="Table1.B" style:family="table-column">
      <style:table-column-properties style:column-width="3.681cm"/>
    </style:style>
    <style:style style:name="Table1.C" style:family="table-column">
      <style:table-column-properties style:column-width="4.849cm"/>
    </style:style>
    <style:style style:name="Table1.D" style:family="table-column">
      <style:table-column-properties style:column-width="5.4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5cm" table:align="left"/>
    </style:style>
    <style:style style:name="Table2.A" style:family="table-column">
      <style:table-column-properties style:column-width="3.515cm"/>
    </style:style>
    <style:style style:name="Table2.B" style:family="table-column">
      <style:table-column-properties style:column-width="5.13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14977"/>
    </style:style>
    <style:style style:name="P2" style:family="paragraph" style:parent-style-name="Heading_20_3">
      <style:text-properties officeooo:paragraph-rsid="00114977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text-properties officeooo:paragraph-rsid="00114977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159b43"/>
    </style:style>
    <style:style style:name="P9" style:family="paragraph" style:parent-style-name="Preformatted_20_Text">
      <style:paragraph-properties style:writing-mode="lr-tb"/>
      <style:text-properties officeooo:paragraph-rsid="00186866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T1" style:family="text">
      <style:text-properties officeooo:rsid="00159b43"/>
    </style:style>
    <style:style style:name="T2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️⃣ Switch to the PostgreSQL system user</text:p>
      <text:p text:style-name="Preformatted_20_Text"/>
      <text:p text:style-name="Preformatted_20_Text">PostgreSQL uses a Linux system user postgres to manage the database. To access it:</text:p>
      <text:p text:style-name="Preformatted_20_Text"/>
      <text:p text:style-name="Preformatted_20_Text">sudo -i -u postgres</text:p>
      <text:p text:style-name="Preformatted_20_Text"/>
      <text:p text:style-name="Preformatted_20_Text"/>
      <text:p text:style-name="Preformatted_20_Text">sudo → run as another user</text:p>
      <text:p text:style-name="Preformatted_20_Text"/>
      <text:p text:style-name="Preformatted_20_Text">-i -u postgres → login as Linux user postgres</text:p>
      <text:p text:style-name="Preformatted_20_Text"/>
      <text:p text:style-name="Preformatted_20_Text">You are now the postgres Linux user.</text:p>
      <text:p text:style-name="Preformatted_20_Text"/>
      <text:p text:style-name="Preformatted_20_Text">2️⃣ Enter the PostgreSQL shell</text:p>
      <text:p text:style-name="Preformatted_20_Text">psql</text:p>
      <text:p text:style-name="Preformatted_20_Text"/>
      <text:p text:style-name="Preformatted_20_Text"/>
      <text:p text:style-name="Preformatted_20_Text">You should now see the prompt:</text:p>
      <text:p text:style-name="Preformatted_20_Text"/>
      <text:p text:style-name="Preformatted_20_Text">postgres=#</text:p>
      <text:p text:style-name="Preformatted_20_Text"/>
      <text:p text:style-name="Preformatted_20_Text"/>
      <text:p text:style-name="Preformatted_20_Text">This is the psql interactive shell, where you run SQL commands.</text:p>
      <text:p text:style-name="Preformatted_20_Text"/>
      <text:p text:style-name="Preformatted_20_Text">3️⃣ Change the password of the postgres role</text:p>
      <text:p text:style-name="Preformatted_20_Text"/>
      <text:p text:style-name="Preformatted_20_Text">Inside psql, type:</text:p>
      <text:p text:style-name="Preformatted_20_Text"/>
      <text:p text:style-name="Preformatted_20_Text">\password postgres</text:p>
      <text:p text:style-name="Preformatted_20_Text"/>
      <text:p text:style-name="Preformatted_20_Text"/>
      <text:p text:style-name="Preformatted_20_Text">It will ask:</text:p>
      <text:p text:style-name="Preformatted_20_Text"/>
      <text:p text:style-name="Preformatted_20_Text">Enter new password: ****</text:p>
      <text:p text:style-name="Preformatted_20_Text">Enter it again: ****</text:p>
      <text:p text:style-name="Preformatted_20_Text"/>
      <text:p text:style-name="Preformatted_20_Text"/>
      <text:p text:style-name="Preformatted_20_Text">The password is now updated.</text:p>
      <text:p text:style-name="Preformatted_20_Text"/>
      <text:p text:style-name="Preformatted_20_Text">Note: If you want to change another role’s password:</text:p>
      <text:p text:style-name="Preformatted_20_Text"/>
      <text:p text:style-name="Preformatted_20_Text">ALTER USER username WITH PASSWORD 'newpassword';</text:p>
      <text:p text:style-name="Preformatted_20_Text"/>
      <text:p text:style-name="Preformatted_20_Text">4️⃣ Exit the PostgreSQL shell</text:p>
      <text:p text:style-name="Preformatted_20_Text"/>
      <text:p text:style-name="Preformatted_20_Text">Inside psql, type:</text:p>
      <text:p text:style-name="Preformatted_20_Text"/>
      <text:p text:style-name="Preformatted_20_Text">\q</text:p>
      <text:p text:style-name="Preformatted_20_Text"/>
      <text:p text:style-name="Preformatted_20_Text"/>
      <text:p text:style-name="Preformatted_20_Text">This returns you to the Linux terminal.</text:p>
      <text:p text:style-name="Preformatted_20_Text"/>
      <text:p text:style-name="Preformatted_20_Text">5️⃣ Login using the new password</text:p>
      <text:p text:style-name="Preformatted_20_Text"/>
      <text:p text:style-name="Preformatted_20_Text">If you want to login as postgres from your normal Linux user:</text:p>
      <text:p text:style-name="Preformatted_20_Text"/>
      <text:p text:style-name="Preformatted_20_Text">Make sure pg_hba.conf allows password authentication (md5 or scram-sha-256), not peer:</text:p>
      <text:p text:style-name="Preformatted_20_Text"/>
      <text:p text:style-name="Preformatted_20_Text">local <text:s text:c="2"/>all <text:s text:c="12"/>postgres <text:s text:c="31"/>md5</text:p>
      <text:p text:style-name="Preformatted_20_Text"/>
      <text:p text:style-name="Preformatted_20_Text"/>
      <text:p text:style-name="Preformatted_20_Text">Restart PostgreSQL after changing pg_hba.conf:</text:p>
      <text:p text:style-name="Preformatted_20_Text"><text:soft-page-break/></text:p>
      <text:p text:style-name="Preformatted_20_Text">sudo systemctl restart postgresql</text:p>
      <text:p text:style-name="Preformatted_20_Text"/>
      <text:p text:style-name="Preformatted_20_Text"/>
      <text:p text:style-name="Preformatted_20_Text">Login using:</text:p>
      <text:p text:style-name="Preformatted_20_Text"/>
      <text:p text:style-name="Preformatted_20_Text">psql -U postgres -W</text:p>
      <text:p text:style-name="Preformatted_20_Text"/>
      <text:p text:style-name="Preformatted_20_Text"/>
      <text:p text:style-name="Preformatted_20_Text">-U postgres → database user</text:p>
      <text:p text:style-name="Preformatted_20_Text"/>
      <text:p text:style-name="Preformatted_20_Text">-W → prompt for password</text:p>
      <text:p text:style-name="Preformatted_20_Text"/>
      <text:p text:style-name="Preformatted_20_Text">6️⃣ Basic useful psql commands</text:p>
      <text:p text:style-name="Preformatted_20_Text">Command<text:tab/>Description</text:p>
      <text:p text:style-name="Preformatted_20_Text">\du<text:tab/>List all roles/users</text:p>
      <text:p text:style-name="Preformatted_20_Text">\l<text:tab/>List all databases</text:p>
      <text:p text:style-name="Preformatted_20_Text">\c dbname<text:tab/>Connect to a specific database</text:p>
      <text:p text:style-name="Preformatted_20_Text">\dt<text:tab/>List tables in the current database</text:p>
      <text:p text:style-name="Preformatted_20_Text">\q<text:tab/>Quit psql</text:p>
      <text:p text:style-name="Preformatted_20_Text">\?<text:tab/>List all psql commands</text:p>
      <text:p text:style-name="Preformatted_20_Text">\! clear<text:tab/>Clear terminal screen</text:p>
      <text:p text:style-name="Preformatted_20_Text">7️⃣ Quick workflow</text:p>
      <text:p text:style-name="Preformatted_20_Text"># Switch to postgres user</text:p>
      <text:p text:style-name="Preformatted_20_Text">sudo -i -u postgres</text:p>
      <text:p text:style-name="Preformatted_20_Text"/>
      <text:p text:style-name="Preformatted_20_Text"># Enter PostgreSQL shell</text:p>
      <text:p text:style-name="Preformatted_20_Text">psql</text:p>
      <text:p text:style-name="Preformatted_20_Text"/>
      <text:p text:style-name="Preformatted_20_Text"># Change password</text:p>
      <text:p text:style-name="Preformatted_20_Text">\password postgres</text:p>
      <text:p text:style-name="Preformatted_20_Text"/>
      <text:p text:style-name="Preformatted_20_Text"># Exit psql</text:p>
      <text:p text:style-name="Preformatted_20_Text">\q</text:p>
      <text:p text:style-name="Preformatted_20_Text"/>
      <text:p text:style-name="Preformatted_20_Text"># Login from normal user</text:p>
      <text:p text:style-name="Preformatted_20_Text">psql -U postgres -W</text:p>
      <text:p text:style-name="Preformatted_20_Text"/>
      <text:p text:style-name="Preformatted_20_Text"/>
      <text:p text:style-name="Preformatted_20_Text"/>
      <text:h text:style-name="P1" text:outline-level="2">PostgreSQL Privileges Cheat Shee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ivileg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Grant Example</text:p>
            </table:table-cell>
            <table:table-cell table:style-name="Table1.A1" office:value-type="string">
              <text:p text:style-name="Table_20_Heading">Revok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LL PRIVILEGES</text:span></text:p>
          </table:table-cell>
          <table:table-cell table:style-name="Table1.A1" office:value-type="string">
            <text:p text:style-name="Table_20_Contents">Full access to a database or table</text:p>
          </table:table-cell>
          <table:table-cell table:style-name="Table1.A1" office:value-type="string">
            <text:p text:style-name="Table_20_Contents"><text:span text:style-name="Source_20_Text">GRANT ALL PRIVILEGES ON DATABASE mydb TO myuser;</text:span></text:p>
          </table:table-cell>
          <table:table-cell table:style-name="Table1.A1" office:value-type="string">
            <text:p text:style-name="Table_20_Contents"><text:span text:style-name="Source_20_Text">REVOKE ALL PRIVILEGES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NECT</text:span></text:p>
          </table:table-cell>
          <table:table-cell table:style-name="Table1.A1" office:value-type="string">
            <text:p text:style-name="Table_20_Contents">Connect to a database</text:p>
          </table:table-cell>
          <table:table-cell table:style-name="Table1.A1" office:value-type="string">
            <text:p text:style-name="Table_20_Contents"><text:span text:style-name="Source_20_Text">GRANT CONNECT ON DATABASE mydb TO myuser;</text:span></text:p>
          </table:table-cell>
          <table:table-cell table:style-name="Table1.A1" office:value-type="string">
            <text:p text:style-name="Table_20_Contents"><text:span text:style-name="Source_20_Text">REVOKE CONNECT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EATE</text:span></text:p>
          </table:table-cell>
          <table:table-cell table:style-name="Table1.A1" office:value-type="string">
            <text:p text:style-name="Table_20_Contents">Create schemas or tables within a database</text:p>
          </table:table-cell>
          <table:table-cell table:style-name="Table1.A1" office:value-type="string">
            <text:p text:style-name="Table_20_Contents"><text:span text:style-name="Source_20_Text">GRANT CREATE ON DATABASE mydb TO myuser;</text:span></text:p>
          </table:table-cell>
          <table:table-cell table:style-name="Table1.A1" office:value-type="string">
            <text:p text:style-name="Table_20_Contents"><text:span text:style-name="Source_20_Text">REVOKE CREATE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LECT</text:span></text:p>
          </table:table-cell>
          <table:table-cell table:style-name="Table1.A1" office:value-type="string">
            <text:p text:style-name="Table_20_Contents">Read data from a table</text:p>
          </table:table-cell>
          <table:table-cell table:style-name="Table1.A1" office:value-type="string">
            <text:p text:style-name="Table_20_Contents"><text:span text:style-name="Source_20_Text">GRANT SELECT ON TABLE mytable TO myuser;</text:span></text:p>
          </table:table-cell>
          <table:table-cell table:style-name="Table1.A1" office:value-type="string">
            <text:p text:style-name="Table_20_Contents"><text:span text:style-name="Source_20_Text">REVOKE SELECT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ERT</text:span></text:p>
          </table:table-cell>
          <table:table-cell table:style-name="Table1.A1" office:value-type="string">
            <text:p text:style-name="Table_20_Contents">Insert rows into a table</text:p>
          </table:table-cell>
          <table:table-cell table:style-name="Table1.A1" office:value-type="string">
            <text:p text:style-name="Table_20_Contents"><text:span text:style-name="Source_20_Text">GRANT INSERT ON TABLE mytable TO </text:span><text:soft-page-break/><text:span text:style-name="Source_20_Text">myuser;</text:span></text:p>
          </table:table-cell>
          <table:table-cell table:style-name="Table1.A1" office:value-type="string">
            <text:p text:style-name="Table_20_Contents"><text:span text:style-name="Source_20_Text">REVOKE INSERT ON TABLE mytable FROM </text:span><text:soft-page-break/><text:span text:style-name="Source_20_Text">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DATE</text:span></text:p>
          </table:table-cell>
          <table:table-cell table:style-name="Table1.A1" office:value-type="string">
            <text:p text:style-name="Table_20_Contents">Update rows in a table</text:p>
          </table:table-cell>
          <table:table-cell table:style-name="Table1.A1" office:value-type="string">
            <text:p text:style-name="Table_20_Contents"><text:span text:style-name="Source_20_Text">GRANT UPDATE ON TABLE mytable TO myuser;</text:span></text:p>
          </table:table-cell>
          <table:table-cell table:style-name="Table1.A1" office:value-type="string">
            <text:p text:style-name="Table_20_Contents"><text:span text:style-name="Source_20_Text">REVOKE UPDA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Table_20_Contents">Delete rows from a table</text:p>
          </table:table-cell>
          <table:table-cell table:style-name="Table1.A1" office:value-type="string">
            <text:p text:style-name="Table_20_Contents"><text:span text:style-name="Source_20_Text">GRANT DELETE ON TABLE mytable TO myuser;</text:span></text:p>
          </table:table-cell>
          <table:table-cell table:style-name="Table1.A1" office:value-type="string">
            <text:p text:style-name="Table_20_Contents"><text:span text:style-name="Source_20_Text">REVOKE DELE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UNCATE</text:span></text:p>
          </table:table-cell>
          <table:table-cell table:style-name="Table1.A1" office:value-type="string">
            <text:p text:style-name="Table_20_Contents">Truncate a table</text:p>
          </table:table-cell>
          <table:table-cell table:style-name="Table1.A1" office:value-type="string">
            <text:p text:style-name="Table_20_Contents"><text:span text:style-name="Source_20_Text">GRANT TRUNCATE ON TABLE mytable TO myuser;</text:span></text:p>
          </table:table-cell>
          <table:table-cell table:style-name="Table1.A1" office:value-type="string">
            <text:p text:style-name="Table_20_Contents"><text:span text:style-name="Source_20_Text">REVOKE TRUNCA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FERENCES</text:span></text:p>
          </table:table-cell>
          <table:table-cell table:style-name="Table1.A1" office:value-type="string">
            <text:p text:style-name="Table_20_Contents">Create foreign key references</text:p>
          </table:table-cell>
          <table:table-cell table:style-name="Table1.A1" office:value-type="string">
            <text:p text:style-name="Table_20_Contents"><text:span text:style-name="Source_20_Text">GRANT REFERENCES ON TABLE mytable TO myuser;</text:span></text:p>
          </table:table-cell>
          <table:table-cell table:style-name="Table1.A1" office:value-type="string">
            <text:p text:style-name="Table_20_Contents"><text:span text:style-name="Source_20_Text">REVOKE REFERENCES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GGER</text:span></text:p>
          </table:table-cell>
          <table:table-cell table:style-name="Table1.A1" office:value-type="string">
            <text:p text:style-name="Table_20_Contents">Create triggers on a table</text:p>
          </table:table-cell>
          <table:table-cell table:style-name="Table1.A1" office:value-type="string">
            <text:p text:style-name="Table_20_Contents"><text:span text:style-name="Source_20_Text">GRANT TRIGGER ON TABLE mytable TO myuser;</text:span></text:p>
          </table:table-cell>
          <table:table-cell table:style-name="Table1.A1" office:value-type="string">
            <text:p text:style-name="Table_20_Contents"><text:span text:style-name="Source_20_Text">REVOKE TRIGGER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EXECUTE</text:span></text:p>
          </table:table-cell>
          <table:table-cell table:style-name="Table1.A1" office:value-type="string">
            <text:p text:style-name="Table_20_Contents">Execute functions or procedures</text:p>
          </table:table-cell>
          <table:table-cell table:style-name="Table1.A1" office:value-type="string">
            <text:p text:style-name="Table_20_Contents"><text:span text:style-name="Source_20_Text">GRANT EXECUTE ON FUNCTION myfunc() TO myuser;</text:span></text:p>
          </table:table-cell>
          <table:table-cell table:style-name="Table1.A1" office:value-type="string">
            <text:p text:style-name="Table_20_Contents"><text:span text:style-name="Source_20_Text">REVOKE EXECUTE ON FUNCTION myfunc()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SAGE</text:span></text:p>
          </table:table-cell>
          <table:table-cell table:style-name="Table1.A1" office:value-type="string">
            <text:p text:style-name="Table_20_Contents">Use schemas or sequences</text:p>
          </table:table-cell>
          <table:table-cell table:style-name="Table1.A1" office:value-type="string">
            <text:p text:style-name="Table_20_Contents"><text:span text:style-name="Source_20_Text">GRANT USAGE ON SCHEMA myschema TO myuser;</text:span></text:p>
          </table:table-cell>
          <table:table-cell table:style-name="Table1.A1" office:value-type="string">
            <text:p text:style-name="Table_20_Contents"><text:span text:style-name="Source_20_Text">REVOKE USAGE ON SCHEMA myschema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GRANT OPTION</text:span></text:p>
          </table:table-cell>
          <table:table-cell table:style-name="Table1.A1" office:value-type="string">
            <text:p text:style-name="Table_20_Contents">Allow user to grant privileges to others (via roles)</text:p>
          </table:table-cell>
          <table:table-cell table:style-name="Table1.A1" office:value-type="string">
            <text:p text:style-name="Table_20_Contents"><text:span text:style-name="Source_20_Text">ALTER ROLE myuser WITH CREATEROLE;</text:span></text:p>
          </table:table-cell>
          <table:table-cell table:style-name="Table1.A1" office:value-type="string">
            <text:p text:style-name="Table_20_Contents"><text:span text:style-name="Source_20_Text">ALTER ROLE myuser NOCREATEROLE;</text:span></text:p>
          </table:table-cell>
        </table:table-row>
      </table:table>
      <text:p text:style-name="Horizontal_20_Line"/>
      <text:h text:style-name="Heading_20_3" text:outline-level="3">Notes on PostgreSQL Privileges:</text:h>
      <text:list text:style-name="L4">
        <text:list-item>
          <text:p text:style-name="P10"><text:span text:style-name="Strong_20_Emphasis">Database vs. Table vs. Schema privileges</text:span>:</text:p>
          <text:list>
            <text:list-item>
              <text:p text:style-name="P10"><text:span text:style-name="Source_20_Text">DATABASE</text:span>: <text:span text:style-name="Source_20_Text">CONNECT</text:span>, <text:span text:style-name="Source_20_Text">CREATE</text:span>, <text:span text:style-name="Source_20_Text">ALL PRIVILEGES</text:span>.</text:p>
            </text:list-item>
            <text:list-item>
              <text:p text:style-name="P10"><text:span text:style-name="Source_20_Text">SCHEMA</text:span>: <text:span text:style-name="Source_20_Text">USAGE</text:span>, <text:span text:style-name="Source_20_Text">CREATE</text:span>.</text:p>
            </text:list-item>
            <text:list-item>
              <text:p text:style-name="P10"><text:span text:style-name="Source_20_Text">TABLE</text:span>: <text:span text:style-name="Source_20_Text">SELECT</text:span>, <text:span text:style-name="Source_20_Text">INSERT</text:span>, <text:span text:style-name="Source_20_Text">UPDATE</text:span>, <text:span text:style-name="Source_20_Text">DELETE</text:span>, <text:span text:style-name="Source_20_Text">TRUNCATE</text:span>, <text:span text:style-name="Source_20_Text">REFERENCES</text:span>, <text:span text:style-name="Source_20_Text">TRIGGER</text:span>.</text:p>
            </text:list-item>
            <text:list-item>
              <text:p text:style-name="P10"><text:span text:style-name="Source_20_Text">FUNCTION</text:span>: <text:span text:style-name="Source_20_Text">EXECUTE</text:span>.</text:p>
            </text:list-item>
          </text:list>
        </text:list-item>
        <text:list-item>
          <text:p text:style-name="P10">To <text:span text:style-name="Strong_20_Emphasis">see privileges of a role</text:span>:</text:p>
        </text:list-item>
      </text:list>
      <text:p text:style-name="P4"><text:span text:style-name="Source_20_Text">\du</text:span></text:p>
      <text:list text:style-name="L5">
        <text:list-item>
          <text:p text:style-name="P11">To <text:span text:style-name="Strong_20_Emphasis">see table-specific privileges</text:span>:</text:p>
        </text:list-item>
      </text:list>
      <text:p text:style-name="P4"><text:span text:style-name="Source_20_Text">\z mytable</text:span></text:p>
      <text:list text:style-name="L6">
        <text:list-item>
          <text:p text:style-name="P12">PostgreSQL <text:span text:style-name="Strong_20_Emphasis">roles</text:span> can combine multiple privileges and act like MySQL users with <text:span text:style-name="Source_20_Text">GRANT OPTION</text:span>.</text:p>
        </text:list-item>
      </text:list>
      <text:p text:style-name="Horizontal_20_Line"/>
      <text:h text:style-name="P1" text:outline-level="2"><text:soft-page-break/>1. <text:span text:style-name="Strong_20_Emphasis">Creating a user (role)</text:span></text:h>
      <text:p text:style-name="P3"><text:span text:style-name="Source_20_Text">-- Create a role with login (can act as a user)</text:span></text:p>
      <text:p text:style-name="P3"><text:span text:style-name="Source_20_Text"/></text:p>
      <text:p text:style-name="P8"><text:span text:style-name="Source_20_Text">CREATE ROLE myuser WITH LOGIN PASSWORD 'StrongPassword123';</text:span></text:p>
      <text:p text:style-name="P8"><text:span text:style-name="Source_20_Text"><text:span text:style-name="T1">eg: </text:span></text:span><text:span text:style-name="Source_20_Text">CREATE ROLE </text:span><text:span text:style-name="Source_20_Text"><text:span text:style-name="T1">lnr</text:span></text:span><text:span text:style-name="Source_20_Text"> WITH LOGIN PASSWORD '</text:span><text:span text:style-name="Source_20_Text"><text:span text:style-name="T1">Admin@123</text:span></text:span><text:span text:style-name="Source_20_Text">';</text:span></text:p>
      <text:p text:style-name="Horizontal_20_Line"/>
      <text:h text:style-name="Heading_20_2" text:outline-level="2">2. <text:span text:style-name="Strong_20_Emphasis">Granting privileges</text:span></text:h>
      <text:h text:style-name="Heading_20_3" text:outline-level="3">Database-level privileges:</text:h>
      <text:p text:style-name="P3"><text:span text:style-name="Source_20_Text">-- Allow user to connect to a database</text:span></text:p>
      <text:p text:style-name="P6"><text:span text:style-name="Source_20_Text">GRANT CONNECT ON DATABASE mydb TO myuser;</text:span></text:p>
      <text:p text:style-name="P6"/>
      <text:p text:style-name="P6"><text:span text:style-name="Source_20_Text">-- Allow creating schemas inside a database</text:span></text:p>
      <text:p text:style-name="P6"><text:span text:style-name="Source_20_Text">GRANT CREATE ON DATABASE mydb TO myuser;</text:span></text:p>
      <text:p text:style-name="P6"/>
      <text:p text:style-name="P6"><text:span text:style-name="Source_20_Text">-- Give full privileges on the database</text:span></text:p>
      <text:p text:style-name="P7"><text:span text:style-name="Source_20_Text">GRANT ALL PRIVILEGES ON DATABASE mydb TO myuser;</text:span></text:p>
      <text:h text:style-name="Heading_20_3" text:outline-level="3">Schema-level privileges:</text:h>
      <text:p text:style-name="P3"><text:span text:style-name="Source_20_Text">-- Allow usage of a schema</text:span></text:p>
      <text:p text:style-name="P6"><text:span text:style-name="Source_20_Text">GRANT USAGE ON SCHEMA myschema TO myuser;</text:span></text:p>
      <text:p text:style-name="P6"/>
      <text:p text:style-name="P9"><text:span text:style-name="Source_20_Text">-- Allow creating objecShortcut in psql</text:span></text:p>
      <text:p text:style-name="P9"><text:span text:style-name="Source_20_Text"/></text:p>
      <text:p text:style-name="P9"><text:span text:style-name="Source_20_Text">\conninfo → Shows the current database, user, and host you’re connected to.</text:span></text:p>
      <text:p text:style-name="P9"><text:span text:style-name="Source_20_Text"/></text:p>
      <text:p text:style-name="P9"><text:span text:style-name="Source_20_Text">Example:</text:span></text:p>
      <text:p text:style-name="P9"><text:span text:style-name="Source_20_Text"/></text:p>
      <text:p text:style-name="P9"><text:span text:style-name="Source_20_Text">You are connected to database "postgres" as user "lnr" via socket in "/var/run/postgresql".ts in a schema</text:span></text:p>
      <text:p text:style-name="P7"><text:span text:style-name="Source_20_Text">GRANT CREATE ON SCHEMA myschema TO myuser;</text:span></text:p>
      <text:h text:style-name="Heading_20_3" text:outline-level="3">Table-level privileges:</text:h>
      <text:p text:style-name="P3"><text:span text:style-name="Source_20_Text">GRANT SELECT, INSERT, UPDATE, DELETE ON TABLE mytable TO myuser;</text:span></text:p>
      <text:p text:style-name="P6"/>
      <text:p text:style-name="P6"><text:span text:style-name="Source_20_Text">-- Full access to a table</text:span></text:p>
      <text:p text:style-name="P7"><text:span text:style-name="Source_20_Text">GRANT ALL PRIVILEGES ON TABLE mytable TO myuser;</text:span></text:p>
      <text:h text:style-name="Heading_20_3" text:outline-level="3">Function-level privileges:</text:h>
      <text:p text:style-name="P4"><text:span text:style-name="Source_20_Text">GRANT EXECUTE ON FUNCTION myfunc() TO myuser;</text:span></text:p>
      <text:p text:style-name="Horizontal_20_Line"/>
      <text:h text:style-name="Heading_20_2" text:outline-level="2">3. <text:span text:style-name="Strong_20_Emphasis">Revoking privileges</text:span></text:h>
      <text:h text:style-name="Heading_20_3" text:outline-level="3">Database-level:</text:h>
      <text:p text:style-name="P3"><text:span text:style-name="Source_20_Text">REVOKE CONNECT ON DATABASE mydb FROM myuser;</text:span></text:p>
      <text:p text:style-name="P6"><text:span text:style-name="Source_20_Text">REVOKE CREATE ON DATABASE mydb FROM myuser;</text:span></text:p>
      <text:p text:style-name="P7"><text:soft-page-break/><text:span text:style-name="Source_20_Text">REVOKE ALL PRIVILEGES ON DATABASE mydb FROM myuser;</text:span></text:p>
      <text:h text:style-name="Heading_20_3" text:outline-level="3">Schema-level:</text:h>
      <text:p text:style-name="P3"><text:span text:style-name="Source_20_Text">REVOKE USAGE ON SCHEMA myschema FROM myuser;</text:span></text:p>
      <text:p text:style-name="P7"><text:span text:style-name="Source_20_Text">REVOKE CREATE ON SCHEMA myschema FROM myuser;</text:span></text:p>
      <text:h text:style-name="Heading_20_3" text:outline-level="3">Table-level:</text:h>
      <text:p text:style-name="P3"><text:span text:style-name="Source_20_Text">REVOKE SELECT, INSERT ON TABLE mytable FROM myuser;</text:span></text:p>
      <text:p text:style-name="P7"><text:span text:style-name="Source_20_Text">REVOKE ALL PRIVILEGES ON TABLE mytable FROM myuser;</text:span></text:p>
      <text:h text:style-name="Heading_20_3" text:outline-level="3">Function-level:</text:h>
      <text:p text:style-name="P4"><text:span text:style-name="Source_20_Text">REVOKE EXECUTE ON FUNCTION myfunc() FROM myuser;</text:span></text:p>
      <text:p text:style-name="Horizontal_20_Line"/>
      <text:h text:style-name="Heading_20_3" text:outline-level="3">4. <text:span text:style-name="Strong_20_Emphasis">Check privileges</text:span></text:h>
      <text:p text:style-name="P3"><text:span text:style-name="Source_20_Text">-- See role attributes</text:span></text:p>
      <text:p text:style-name="P6"><text:span text:style-name="Source_20_Text">\du</text:span></text:p>
      <text:p text:style-name="P6"/>
      <text:p text:style-name="P6"><text:span text:style-name="Source_20_Text">-- See table privileges</text:span></text:p>
      <text:p text:style-name="P7"><text:span text:style-name="Source_20_Text">\z mytable</text:span></text:p>
      <text:p text:style-name="Horizontal_20_Line"/>
      <text:p text:style-name="Text_20_body">💡 <text:span text:style-name="Strong_20_Emphasis">Tip:</text:span> In PostgreSQL, <text:span text:style-name="Strong_20_Emphasis">roles</text:span> can act as users. You can also give a role the ability to create other roles:</text:p>
      <text:p text:style-name="P3"><text:span text:style-name="Source_20_Text">ALTER ROLE myuser CREATEROLE; <text:s text:c="2"/>-- allows granting privileges to others</text:span></text:p>
      <text:p text:style-name="P7"><text:span text:style-name="Source_20_Text">ALTER ROLE myuser NOCREATEROLE; -- revoke that ability</text:span></text:p>
      <text:h text:style-name="P2" text:outline-level="3">1. <text:span text:style-name="Strong_20_Emphasis">Create a superuser role</text:span></text:h>
      <text:p text:style-name="P3"><text:span text:style-name="Source_20_Text">-- Log in as a PostgreSQL superuser first</text:span></text:p>
      <text:p text:style-name="P6"><text:span text:style-name="Source_20_Text">sudo -i -u postgres psql</text:span></text:p>
      <text:p text:style-name="P6"/>
      <text:p text:style-name="P6"><text:span text:style-name="Source_20_Text">-- Create a new superuser</text:span></text:p>
      <text:p text:style-name="P7"><text:span text:style-name="Source_20_Text">CREATE ROLE myuser WITH LOGIN SUPERUSER PASSWORD 'StrongPassword123';</text:span></text:p>
      <text:list text:style-name="L7">
        <text:list-item>
          <text:p text:style-name="P13"><text:span text:style-name="Source_20_Text">LOGIN</text:span> allows the role to log in (act like a user).</text:p>
        </text:list-item>
        <text:list-item>
          <text:p text:style-name="P13"><text:span text:style-name="Source_20_Text">SUPERUSER</text:span> gives full root-level privileges.</text:p>
        </text:list-item>
        <text:list-item>
          <text:p text:style-name="P13">Replace <text:span text:style-name="Source_20_Text">'myuser'</text:span> and <text:span text:style-name="Source_20_Text">'StrongPassword123'</text:span> with your preferred username and password.</text:p>
        </text:list-item>
      </text:list>
      <text:p text:style-name="Horizontal_20_Line"/>
      <text:h text:style-name="Heading_20_3" text:outline-level="3">2. <text:span text:style-name="Strong_20_Emphasis">Grant superuser to an existing role</text:span></text:h>
      <text:p text:style-name="Text_20_body">If the role already exists:</text:p>
      <text:p text:style-name="P4"><text:span text:style-name="Source_20_Text">ALTER ROLE myuser WITH SUPERUSER;</text:span></text:p>
      <text:p text:style-name="Horizontal_20_Line"/>
      <text:h text:style-name="Heading_20_3" text:outline-level="3"><text:soft-page-break/>3. <text:span text:style-name="Strong_20_Emphasis">Revoke superuser from a role</text:span></text:h>
      <text:p text:style-name="P4"><text:span text:style-name="Source_20_Text">ALTER ROLE myuser WITH NOSUPERUSER;</text:span></text:p>
      <text:p text:style-name="Horizontal_20_Line"/>
      <text:h text:style-name="Heading_20_3" text:outline-level="3">4. <text:span text:style-name="Strong_20_Emphasis">Verify superuser status</text:span></text:h>
      <text:p text:style-name="P4"><text:span text:style-name="Source_20_Text">\du</text:span></text:p>
      <text:list text:style-name="L8">
        <text:list-item>
          <text:p text:style-name="P14">Roles with <text:span text:style-name="Source_20_Text">Superuser</text:span> in the <text:span text:style-name="Source_20_Text">Attributes</text:span> column have full privileges.</text:p>
        </text:list-item>
      </text:list>
      <text:p text:style-name="Horizontal_20_Line"/>
      <text:p text:style-name="Text_20_body">💡 <text:span text:style-name="Strong_20_Emphasis">Important Notes:</text:span></text:p>
      <text:list text:style-name="L9">
        <text:list-item>
          <text:p text:style-name="P15">Superusers can do anything, including bypassing access controls, altering system catalogs, and creating or dropping any database.</text:p>
        </text:list-item>
        <text:list-item>
          <text:p text:style-name="P15">Only assign superuser status to trusted users.</text:p>
        </text:list-item>
      </text:list>
      <text:h text:style-name="P2" text:outline-level="3">1. What caused the error</text:h>
      <text:p text:style-name="Text_20_body">When you create a role like this:</text:p>
      <text:p text:style-name="P4"><text:span text:style-name="Source_20_Text">CREATE ROLE lnr WITH LOGIN PASSWORD 'Admin@123';</text:span></text:p>
      <text:list text:style-name="L10">
        <text:list-item>
          <text:p text:style-name="P16">You <text:span text:style-name="Strong_20_Emphasis">created a user</text:span> (role) <text:span text:style-name="Source_20_Text">lnr</text:span>.</text:p>
        </text:list-item>
        <text:list-item>
          <text:p text:style-name="P16">PostgreSQL automatically tries to connect to a <text:span text:style-name="Strong_20_Emphasis">database with the same name as the role</text:span> when you run:</text:p>
        </text:list-item>
      </text:list>
      <text:p text:style-name="P4"><text:span text:style-name="Source_20_Text">psql -U lnr -W</text:span></text:p>
      <text:list text:style-name="L11">
        <text:list-item>
          <text:p text:style-name="P17">Since there is <text:span text:style-name="Strong_20_Emphasis">no database named </text:span><text:span text:style-name="Strong_20_Emphasis"><text:span text:style-name="Source_20_Text">lnr</text:span></text:span>, it fails with:</text:p>
        </text:list-item>
      </text:list>
      <text:p text:style-name="P4"><text:span text:style-name="Source_20_Text">FATAL: database "lnr" does not exist</text:span></text:p>
      <text:p text:style-name="Horizontal_20_Line"/>
      <text:h text:style-name="Heading_20_3" text:outline-level="3">2. Solutions</text:h>
      <text:h text:style-name="Heading_20_4" text:outline-level="4">Option A: Connect to an existing database</text:h>
      <text:p text:style-name="Text_20_body">For example, connect to the default <text:span text:style-name="Source_20_Text">postgres</text:span> database:</text:p>
      <text:p text:style-name="P4"><text:span text:style-name="Source_20_Text">psql -U lnr -d postgres -W</text:span></text:p>
      <text:list text:style-name="L12">
        <text:list-item>
          <text:p text:style-name="P18"><text:span text:style-name="Source_20_Text">-d postgres</text:span> specifies the database to connect to.</text:p>
        </text:list-item>
      </text:list>
      <text:p text:style-name="Horizontal_20_Line"/>
      <text:h text:style-name="Heading_20_4" text:outline-level="4">Option B: Create a database with the same name as the role</text:h>
      <text:p text:style-name="P3"><text:span text:style-name="Source_20_Text">sudo -i -u postgres psql</text:span></text:p>
      <text:p text:style-name="P7"><text:span text:style-name="Source_20_Text">CREATE DATABASE lnr OWNER lnr;</text:span></text:p>
      <text:list text:style-name="L13">
        <text:list-item>
          <text:p text:style-name="P19">Now <text:span text:style-name="Source_20_Text">psql -U lnr -W</text:span> will work because the database exists.</text:p>
        </text:list-item>
      </text:list>
      <text:p text:style-name="Horizontal_20_Line"><text:soft-page-break/></text:p>
      <text:h text:style-name="Heading_20_4" text:outline-level="4">Option C: Create a database and connect in one command</text:h>
      <text:p text:style-name="P3"><text:span text:style-name="Source_20_Text">createdb -U lnr lnr</text:span></text:p>
      <text:p text:style-name="P7"><text:span text:style-name="Source_20_Text">psql -U lnr -W</text:span></text:p>
      <text:p text:style-name="Horizontal_20_Line"/>
      <text:p text:style-name="Text_20_body"><text:span text:style-name="T2">✅ Quick tip: In PostgreSQL, a </text:span><text:span text:style-name="Strong_20_Emphasis"><text:span text:style-name="T2">role and a database are separate</text:span></text:span><text:span text:style-name="T2">. Roles are users; databases are where they store data. A role can exist without a database, but if you try to connect without specifying </text:span><text:span text:style-name="Source_20_Text"><text:span text:style-name="T2">-d</text:span></text:span><text:span text:style-name="T2">, it looks for a database with the same name as the role by default.</text:span></text:p>
      <text:p text:style-name="P5"/>
      <text:p text:style-name="P5"/>
      <text:h text:style-name="P2" text:outline-level="3"><text:span text:style-name="Strong_20_Emphasis">useful </text:span><text:span text:style-name="Strong_20_Emphasis"><text:span text:style-name="Source_20_Text">psql</text:span></text:span><text:span text:style-name="Strong_20_Emphasis"> meta-command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\l</text:span> or <text:span text:style-name="Source_20_Text">\list</text:span></text:p>
          </table:table-cell>
          <table:table-cell table:style-name="Table2.A1" office:value-type="string">
            <text:p text:style-name="Table_20_Contents">List all databa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\c dbname</text:span></text:p>
          </table:table-cell>
          <table:table-cell table:style-name="Table2.A1" office:value-type="string">
            <text:p text:style-name="Table_20_Contents">Connect to a databa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t</text:span></text:p>
          </table:table-cell>
          <table:table-cell table:style-name="Table2.A1" office:value-type="string">
            <text:p text:style-name="Table_20_Contents">List tables in current schema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 table_name</text:span></text:p>
          </table:table-cell>
          <table:table-cell table:style-name="Table2.A1" office:value-type="string">
            <text:p text:style-name="Table_20_Contents">Describe table structu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n</text:span></text:p>
          </table:table-cell>
          <table:table-cell table:style-name="Table2.A1" office:value-type="string">
            <text:p text:style-name="Table_20_Contents">List schemas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u</text:span></text:p>
          </table:table-cell>
          <table:table-cell table:style-name="Table2.A1" office:value-type="string">
            <text:p text:style-name="Table_20_Contents">List roles/users</text:p>
          </table:table-cell>
        </table:table-row>
      </table:table>
      <text:p text:style-name="P5"/>
      <text:p text:style-name="P5"/>
      <text:p text:style-name="P5">lnr=# SELECT current_database();</text:p>
      <text:p text:style-name="P5"><text:s/>current_database </text:p>
      <text:p text:style-name="P5">------------------</text:p>
      <text:p text:style-name="P5"><text:s/>lnr</text:p>
      <text:p text:style-name="P5">(1 row)</text:p>
      <text:p text:style-name="P5"/>
      <text:p text:style-name="P5">lnr=# </text:p>
      <text:p text:style-name="P5"/>
      <text:h text:style-name="P2" text:outline-level="3"><text:span text:style-name="Strong_20_Emphasis">Shortcut in psql</text:span></text:h>
      <text:list text:style-name="L14">
        <text:list-item>
          <text:p text:style-name="P20"><text:span text:style-name="Source_20_Text">\conninfo</text:span> → Shows the current database, user, and host you’re connected to.</text:p>
        </text:list-item>
      </text:list>
      <text:p text:style-name="Text_20_body"><text:span text:style-name="Strong_20_Emphasis">Example:</text:span></text:p>
      <text:p text:style-name="P4"><text:span text:style-name="Source_20_Text">You are connected to database "postgres" as user "lnr" via socket in "/var/run/postgresql"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2T22:32:44.038252768</dc:date>
    <meta:editing-duration>PT42M24S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7" meta:paragraph-count="234" meta:word-count="1298" meta:character-count="7783" meta:non-whitespace-character-count="6688"/>
  </office:meta>
</office:document-meta>
</file>